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6fd" officeooo:paragraph-rsid="000ba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departamento.us.es/edan/php/asig/LICBIO/LBII/Hoja2BIOIIResueltos.pdf" text:style-name="Internet_20_link" text:visited-style-name="Visited_20_Internet_20_Link">http://departamento.us.es/edan/php/asig/LICBIO/LBII/Hoja2BIOIIResueltos.pdf</text:a></text:p>
      <text:p text:style-name="P1">Estimación de la edad de un papiro</text:p>
      <text:p text:style-name="P1">Calculo de bacterias</text:p>
      <text:p text:style-name="P1">Desintegración de ekemtos radiactivo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04:30.981397998</meta:creation-date>
    <meta:editing-duration>PT1M25S</meta:editing-duration>
    <meta:editing-cycles>2</meta:editing-cycles>
    <meta:generator>LibreOffice/5.1.6.2$Linux_X86_64 LibreOffice_project/10m0$Build-2</meta:generator>
    <dc:date>2017-09-27T10:05:55.550299397</dc:date>
    <meta:document-statistic meta:table-count="0" meta:image-count="0" meta:object-count="0" meta:page-count="1" meta:paragraph-count="4" meta:word-count="15" meta:character-count="167" meta:non-whitespace-character-count="156"/>
  </office:meta>
</office:document-meta>
</file>